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3cm" draw:fill-color="#c9c9b6"/>
    </style:style>
    <style:style style:name="gr2" style:family="graphic" style:parent-style-name="standard">
      <style:graphic-properties svg:stroke-width="0.003cm" svg:stroke-color="#494936" draw:fill="none" draw:fill-color="#ffffff" fo:padding-top="-0.048cm" fo:padding-bottom="-0.048cm" fo:padding-left="-0.048cm" fo:padding-right="-0.048cm"/>
    </style:style>
    <style:style style:name="gr3" style:family="graphic" style:parent-style-name="standard">
      <style:graphic-properties draw:stroke="none" svg:stroke-width="0.003cm" draw:fill-color="#b7b79d"/>
    </style:style>
    <style:style style:name="gr4" style:family="graphic" style:parent-style-name="standard">
      <style:graphic-properties draw:stroke="none" svg:stroke-width="0.003cm" draw:fill-color="#7a7a5a"/>
    </style:style>
    <style:style style:name="gr5" style:family="graphic" style:parent-style-name="standard">
      <style:graphic-properties svg:stroke-width="0.01cm" svg:stroke-color="#494936" draw:fill="none" draw:fill-color="#ffffff" fo:padding-top="-0.045cm" fo:padding-bottom="-0.045cm" fo:padding-left="-0.045cm" fo:padding-right="-0.045cm"/>
    </style:style>
    <style:style style:name="gr6" style:family="graphic" style:parent-style-name="standard">
      <style:graphic-properties draw:stroke="none" svg:stroke-width="0.001cm" draw:fill-color="#ff000c"/>
    </style:style>
    <style:style style:name="gr7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3.661cm" svg:y="-5cm"/>
          <draw:glue-point draw:id="5" svg:x="5cm" svg:y="-5cm"/>
          <draw:glue-point draw:id="6" svg:x="0.669cm" svg:y="-5cm"/>
          <draw:glue-point draw:id="7" svg:x="-5cm" svg:y="5cm"/>
          <draw:glue-point draw:id="8" svg:x="3.659cm" svg:y="5cm"/>
          <draw:glue-point draw:id="9" svg:x="-0.67cm" svg:y="5cm"/>
          <draw:glue-point draw:id="10" svg:x="-5cm" svg:y="-3.664cm"/>
          <draw:glue-point draw:id="11" svg:x="-5cm" svg:y="0.668cm"/>
          <draw:glue-point draw:id="12" svg:x="-5cm" svg:y="2.874cm"/>
          <draw:glue-point draw:id="13" svg:x="5cm" svg:y="3.583cm"/>
          <draw:glue-point draw:id="14" svg:x="5cm" svg:y="-0.709cm"/>
          <draw:glue-point draw:id="15" svg:x="-0.455cm" svg:y="0.25cm"/>
          <draw:polygon draw:style-name="gr1" draw:layer="layout" svg:width="2.117cm" svg:height="0.267cm" svg:x="0cm" svg:y="0cm" svg:viewBox="0 0 2118 268" draw:points="0,268 283,0 2118,0 1833,268">
            <text:p/>
          </draw:polygon>
          <draw:polygon draw:style-name="gr2" draw:layer="layout" svg:width="2.117cm" svg:height="0.267cm" svg:x="0cm" svg:y="0cm" svg:viewBox="0 0 2118 268" draw:points="0,268 283,0 2118,0 1833,268">
            <text:p/>
          </draw:polygon>
          <draw:polygon draw:style-name="gr3" draw:layer="layout" svg:width="1.833cm" svg:height="1.733cm" svg:x="0cm" svg:y="0.267cm" svg:viewBox="0 0 1834 1734" draw:points="0,0 1834,0 1834,1734 0,1734">
            <text:p/>
          </draw:polygon>
          <draw:polygon draw:style-name="gr2" draw:layer="layout" svg:width="1.833cm" svg:height="1.733cm" svg:x="0cm" svg:y="0.267cm" svg:viewBox="0 0 1834 1734" draw:points="0,0 1834,0 1834,1734 0,1734">
            <text:p/>
          </draw:polygon>
          <draw:polygon draw:style-name="gr4" draw:layer="layout" svg:width="0.284cm" svg:height="2cm" svg:x="1.833cm" svg:y="0cm" svg:viewBox="0 0 285 2001" draw:points="0,2001 285,1717 285,0 0,267">
            <text:p/>
          </draw:polygon>
          <draw:polygon draw:style-name="gr2" draw:layer="layout" svg:width="0.284cm" svg:height="2cm" svg:x="1.833cm" svg:y="0cm" svg:viewBox="0 0 285 2001" draw:points="0,2001 285,1717 285,0 0,267">
            <text:p/>
          </draw:polygon>
          <draw:line draw:style-name="gr5" draw:layer="layout" svg:x1="1.834cm" svg:y1="1.15cm" svg:x2="0cm" svg:y2="1.15cm">
            <text:p/>
          </draw:line>
          <draw:polygon draw:style-name="gr6" draw:layer="layout" svg:width="0.067cm" svg:height="0.067cm" svg:x="1.349cm" svg:y="0.399cm" svg:viewBox="0 0 68 68" draw:points="68,33 68,32 68,30 67,28 67,26 66,25 66,23 65,22 65,20 64,19 63,17 62,16 62,14 60,13 59,11 58,10 57,9 56,8 54,7 53,5 52,5 50,4 48,3 47,2 45,2 44,1 42,1 41,0 38,0 36,0 35,0 34,0 31,0 30,0 28,0 26,0 25,1 23,1 22,2 20,2 19,3 17,4 15,5 14,5 13,7 11,8 10,9 9,10 8,11 7,13 5,14 4,16 4,17 2,19 2,20 1,22 1,23 1,25 0,26 0,28 0,30 0,32 0,33 0,35 0,37 0,39 0,41 1,42 1,44 1,45 2,47 2,48 4,50 4,51 5,53 7,54 8,56 9,57 10,58 11,59 13,60 14,62 15,62 17,63 19,64 20,65 22,65 23,66 25,66 26,67 28,67 30,68 31,68 34,68 35,68 36,68 38,67 41,67 42,66 44,66 45,65 47,65 48,64 50,63 52,62 53,62 54,60 56,59 57,58 58,57 59,56 60,54 62,53 62,51 63,50 64,48 65,47 65,45 66,44 66,42 67,41 67,39 68,37 68,35">
            <text:p/>
          </draw:polygon>
          <draw:polygon draw:style-name="gr7" draw:layer="layout" svg:width="0.067cm" svg:height="0.067cm" svg:x="1.333cm" svg:y="0.384cm" svg:viewBox="0 0 68 68" draw:points="68,34 68,32 68,30 67,28 67,26 66,25 66,23 65,22 65,20 64,19 63,17 62,16 61,14 60,13 59,11 58,10 57,9 56,8 54,7 52,5 51,5 50,4 48,3 47,2 45,2 44,1 42,1 41,0 38,0 37,0 36,0 33,0 31,0 30,0 29,0 26,0 25,1 23,1 22,2 20,2 19,3 17,4 16,5 14,5 13,7 11,8 10,9 9,10 8,11 6,13 6,14 5,16 4,17 3,19 2,20 2,22 1,23 1,25 0,26 0,28 0,30 0,32 0,34 0,35 0,37 0,39 0,41 1,42 1,44 2,45 2,47 3,48 4,50 5,51 6,53 6,54 8,56 9,57 10,58 11,59 13,60 14,62 16,62 17,63 19,64 20,65 22,65 23,66 25,66 26,67 29,67 30,68 31,68 33,68 36,68 37,68 38,67 41,67 42,66 44,66 45,65 47,65 48,64 50,63 51,62 52,62 54,60 56,59 57,58 58,57 59,56 60,54 61,53 62,51 63,50 64,48 65,47 65,45 66,44 66,42 67,41 67,39 68,37 68,35">
            <text:p/>
          </draw:polygon>
          <draw:polygon draw:style-name="gr6" draw:layer="layout" svg:width="0.067cm" svg:height="0.067cm" svg:x="1.349cm" svg:y="0.517cm" svg:viewBox="0 0 68 68" draw:points="68,33 68,32 68,30 67,28 67,26 66,25 66,23 65,22 65,20 64,19 63,17 62,16 62,14 60,13 59,11 58,10 57,9 56,8 54,7 53,5 52,5 50,4 48,3 47,2 45,2 44,1 42,1 41,0 38,0 36,0 35,0 34,0 31,0 30,0 28,0 26,0 25,1 23,1 22,2 20,2 19,3 17,4 15,5 14,5 13,7 11,8 10,9 9,10 8,11 7,13 5,14 4,16 4,17 2,19 2,20 1,22 1,23 1,25 0,26 0,28 0,30 0,32 0,33 0,35 0,37 0,39 0,41 1,42 1,44 1,45 2,47 2,48 4,50 4,51 5,53 7,54 8,56 9,57 10,58 11,59 13,60 14,62 15,62 17,63 19,64 20,65 22,65 23,66 25,66 26,67 28,67 30,68 31,68 34,68 35,68 36,68 38,67 41,67 42,66 44,66 45,65 47,65 48,64 50,63 52,62 53,62 54,60 56,59 57,58 58,57 59,56 60,54 62,53 62,51 63,50 64,48 65,47 65,45 66,44 66,42 67,41 67,39 68,37 68,35">
            <text:p/>
          </draw:polygon>
          <draw:polygon draw:style-name="gr7" draw:layer="layout" svg:width="0.067cm" svg:height="0.067cm" svg:x="1.333cm" svg:y="0.5cm" svg:viewBox="0 0 68 68" draw:points="68,34 68,31 68,30 67,28 67,26 66,25 66,23 65,22 65,20 64,19 63,17 62,15 61,14 60,13 59,11 58,10 57,9 56,8 54,7 52,5 51,4 50,4 48,3 47,2 45,1 44,1 42,1 41,0 38,0 37,0 36,0 33,0 31,0 30,0 29,0 26,0 25,1 23,1 22,1 20,2 19,3 17,4 16,4 14,5 13,7 11,8 10,9 9,10 8,11 6,13 6,14 5,15 4,17 3,19 2,20 2,22 1,23 1,25 0,26 0,28 0,30 0,31 0,34 0,35 0,37 0,38 0,41 1,42 1,44 2,45 2,47 3,48 4,50 5,51 6,53 6,54 8,56 9,57 10,58 11,59 13,60 14,62 16,62 17,63 19,64 20,65 22,66 23,66 25,66 26,67 29,67 30,68 31,68 33,68 36,68 37,68 38,67 41,67 42,66 44,66 45,66 47,65 48,64 50,63 51,62 52,62 54,60 56,59 57,58 58,57 59,56 60,54 61,53 62,51 63,50 64,48 65,47 65,45 66,44 66,42 67,41 67,38 68,37 68,35">
            <text:p/>
          </draw:polygon>
          <draw:polygon draw:style-name="gr6" draw:layer="layout" svg:width="0.067cm" svg:height="0.067cm" svg:x="1.349cm" svg:y="0.633cm" svg:viewBox="0 0 68 68" draw:points="68,34 68,31 68,30 67,28 67,26 66,25 66,23 65,22 65,20 64,19 63,17 62,15 62,14 60,13 59,11 58,10 57,9 56,8 54,7 53,5 52,4 50,4 48,3 47,2 45,1 44,1 42,1 41,0 38,0 36,0 35,0 34,0 31,0 30,0 28,0 26,0 25,1 23,1 22,1 20,2 19,3 17,4 15,4 14,5 13,7 11,8 10,9 9,10 8,11 7,13 5,14 4,15 4,17 2,19 2,20 1,22 1,23 1,25 0,26 0,28 0,30 0,31 0,34 0,35 0,37 0,38 0,41 1,42 1,44 1,45 2,47 2,48 4,50 4,51 5,53 7,54 8,56 9,57 10,58 11,59 13,60 14,62 15,62 17,63 19,64 20,65 22,65 23,66 25,66 26,67 28,67 30,68 31,68 34,68 35,68 36,68 38,67 41,67 42,66 44,66 45,65 47,65 48,64 50,63 52,62 53,62 54,60 56,59 57,58 58,57 59,56 60,54 62,53 62,51 63,50 64,48 65,47 65,45 66,44 66,42 67,41 67,38 68,37 68,35">
            <text:p/>
          </draw:polygon>
          <draw:polygon draw:style-name="gr7" draw:layer="layout" svg:width="0.067cm" svg:height="0.067cm" svg:x="1.333cm" svg:y="0.617cm" svg:viewBox="0 0 68 68" draw:points="68,34 68,32 68,30 67,28 67,26 66,25 66,23 65,22 65,20 64,19 63,17 62,16 61,14 60,13 59,11 58,10 57,9 56,8 54,7 52,5 51,5 50,4 48,3 47,2 45,1 44,1 42,1 41,0 38,0 37,0 36,0 33,0 31,0 30,0 29,0 26,0 25,1 23,1 22,1 20,2 19,3 17,4 16,5 14,5 13,7 11,8 10,9 9,10 8,11 6,13 6,14 5,16 4,17 3,19 2,20 2,22 1,23 1,25 0,26 0,28 0,30 0,32 0,34 0,36 0,37 0,39 0,41 1,42 1,44 2,45 2,47 3,48 4,50 5,51 6,53 6,54 8,56 9,57 10,58 11,59 13,60 14,62 16,63 17,63 19,64 20,65 22,66 23,66 25,66 26,67 29,67 30,68 31,68 33,68 36,68 37,68 38,67 41,67 42,66 44,66 45,66 47,65 48,64 50,63 51,63 52,62 54,60 56,59 57,58 58,57 59,56 60,54 61,53 62,51 63,50 64,48 65,47 65,45 66,44 66,42 67,41 67,39 68,37 68,36">
            <text:p/>
          </draw:polygon>
          <draw:polygon draw:style-name="gr6" draw:layer="layout" svg:width="0.067cm" svg:height="0.067cm" svg:x="1.349cm" svg:y="0.75cm" svg:viewBox="0 0 68 68" draw:points="68,34 68,32 68,30 67,28 67,26 66,25 66,23 65,22 65,20 64,19 63,17 62,16 62,14 60,13 59,11 58,10 57,9 56,8 54,7 53,5 52,5 50,4 48,3 47,2 45,1 44,1 42,1 41,0 38,0 36,0 35,0 34,0 31,0 30,0 28,0 26,0 25,1 23,1 22,1 20,2 19,3 17,4 15,5 14,5 13,7 11,8 10,9 9,10 8,11 7,13 5,14 4,16 4,17 2,19 2,20 1,22 1,23 1,25 0,26 0,28 0,30 0,32 0,34 0,36 0,37 0,39 0,41 1,42 1,44 1,45 2,47 2,48 4,50 4,51 5,53 7,54 8,56 9,57 10,58 11,59 13,60 14,62 15,63 17,63 19,64 20,65 22,66 23,66 25,66 26,67 28,67 30,68 31,68 34,68 35,68 36,68 38,67 41,67 42,66 44,66 45,66 47,65 48,64 50,63 52,63 53,62 54,60 56,59 57,58 58,57 59,56 60,54 62,53 62,51 63,50 64,48 65,47 65,45 66,44 66,42 67,41 67,39 68,37 68,36">
            <text:p/>
          </draw:polygon>
          <draw:polygon draw:style-name="gr7" draw:layer="layout" svg:width="0.067cm" svg:height="0.067cm" svg:x="1.333cm" svg:y="0.734cm" svg:viewBox="0 0 68 68" draw:points="68,34 68,32 68,30 67,29 67,26 66,25 66,23 65,22 65,20 64,19 63,17 62,16 61,14 60,13 59,11 58,10 57,9 56,8 54,7 52,5 51,5 50,4 48,3 47,2 45,2 44,1 42,1 41,0 38,0 37,0 36,0 33,0 31,0 30,0 29,0 26,0 25,1 23,1 22,2 20,2 19,3 17,4 16,5 14,5 13,7 11,8 10,9 9,10 8,11 6,13 6,14 5,16 4,17 3,19 2,20 2,22 1,23 1,25 0,26 0,29 0,30 0,32 0,34 0,36 0,37 0,39 0,41 1,42 1,44 2,45 2,47 3,48 4,50 5,52 6,53 6,54 8,56 9,57 10,58 11,59 13,60 14,62 16,63 17,63 19,64 20,65 22,66 23,66 25,66 26,67 29,67 30,68 31,68 33,68 36,68 37,68 38,67 41,67 42,66 44,66 45,66 47,65 48,64 50,63 51,63 52,62 54,60 56,59 57,58 58,57 59,56 60,54 61,53 62,52 63,50 64,48 65,47 65,45 66,44 66,42 67,41 67,39 68,37 68,36">
            <text:p/>
          </draw:polygon>
          <draw:polygon draw:style-name="gr6" draw:layer="layout" svg:width="0.067cm" svg:height="0.067cm" svg:x="1.349cm" svg:y="0.866cm" svg:viewBox="0 0 68 68" draw:points="68,33 68,32 68,30 67,28 67,26 66,25 66,23 65,22 65,20 64,19 63,17 62,16 62,14 60,13 59,11 58,10 57,9 56,8 54,7 53,5 52,5 50,4 48,3 47,2 45,2 44,1 42,1 41,0 38,0 36,0 35,0 34,0 31,0 30,0 28,0 26,0 25,1 23,1 22,2 20,2 19,3 17,4 15,5 14,5 13,7 11,8 10,9 9,10 8,11 7,13 5,14 4,16 4,17 2,19 2,20 1,22 1,23 1,25 0,26 0,28 0,30 0,32 0,33 0,35 0,37 0,39 0,41 1,42 1,44 1,45 2,47 2,48 4,50 4,51 5,53 7,54 8,56 9,57 10,58 11,59 13,60 14,62 15,62 17,63 19,64 20,65 22,65 23,66 25,66 26,67 28,67 30,68 31,68 34,68 35,68 36,68 38,67 41,67 42,66 44,66 45,65 47,65 48,64 50,63 52,62 53,62 54,60 56,59 57,58 58,57 59,56 60,54 62,53 62,51 63,50 64,48 65,47 65,45 66,44 66,42 67,41 67,39 68,37 68,35">
            <text:p/>
          </draw:polygon>
          <draw:polygon draw:style-name="gr7" draw:layer="layout" svg:width="0.067cm" svg:height="0.067cm" svg:x="1.333cm" svg:y="0.85cm" svg:viewBox="0 0 68 68" draw:points="68,34 68,32 68,30 67,28 67,26 66,25 66,23 65,22 65,20 64,19 63,17 62,16 61,14 60,13 59,11 58,10 57,9 56,8 54,7 52,5 51,5 50,4 48,3 47,2 45,2 44,1 42,1 41,0 38,0 37,0 36,0 33,0 31,0 30,0 29,0 26,0 25,1 23,1 22,2 20,2 19,3 17,4 16,5 14,5 13,7 11,8 10,9 9,10 8,11 6,13 6,14 5,16 4,17 3,19 2,20 2,22 1,23 1,25 0,26 0,28 0,30 0,32 0,34 0,35 0,37 0,39 0,41 1,42 1,44 2,45 2,47 3,48 4,50 5,51 6,53 6,54 8,56 9,57 10,58 11,59 13,60 14,62 16,62 17,63 19,64 20,65 22,65 23,66 25,66 26,67 29,67 30,68 31,68 33,68 36,68 37,68 38,67 41,67 42,66 44,66 45,65 47,65 48,64 50,63 51,62 52,62 54,60 56,59 57,58 58,57 59,56 60,54 61,53 62,51 63,50 64,48 65,47 65,45 66,44 66,42 67,41 67,39 68,37 68,35">
            <text:p/>
          </draw:polygon>
          <draw:polygon draw:style-name="gr6" draw:layer="layout" svg:width="0.067cm" svg:height="0.066cm" svg:x="1.349cm" svg:y="0.984cm" svg:viewBox="0 0 68 67" draw:points="68,33 68,31 68,30 67,28 67,27 66,25 66,23 65,21 65,19 64,18 63,17 62,15 62,14 60,12 59,11 58,10 57,9 56,8 54,7 53,5 52,5 50,4 48,3 47,2 45,2 44,1 42,1 41,0 38,0 36,0 35,0 34,0 31,0 30,0 28,0 26,0 25,1 23,1 22,2 20,2 19,3 17,4 15,5 14,5 13,7 11,8 10,9 9,10 8,11 7,12 5,14 4,15 4,17 2,18 2,19 1,21 1,23 1,25 0,27 0,28 0,30 0,31 0,33 0,35 0,36 0,38 0,39 1,41 1,43 1,45 2,47 2,48 4,49 4,51 5,52 7,54 8,55 9,56 10,57 11,58 13,59 14,61 15,61 17,62 19,63 20,64 22,64 23,65 25,65 26,66 28,66 30,67 31,67 34,67 35,67 36,67 38,66 41,66 42,65 44,65 45,64 47,64 48,63 50,62 52,61 53,61 54,59 56,58 57,57 58,56 59,55 60,54 62,52 62,51 63,49 64,48 65,47 65,45 66,43 66,41 67,39 67,38 68,36 68,35">
            <text:p/>
          </draw:polygon>
          <draw:polygon draw:style-name="gr7" draw:layer="layout" svg:width="0.067cm" svg:height="0.066cm" svg:x="1.333cm" svg:y="0.967cm" svg:viewBox="0 0 68 67" draw:points="68,33 68,31 68,30 67,28 67,26 66,25 66,23 65,22 65,20 64,19 63,17 62,15 61,14 60,13 59,11 58,10 57,9 56,8 54,6 52,5 51,4 50,4 48,3 47,2 45,1 44,1 42,1 41,0 38,0 37,0 36,0 33,0 31,0 30,0 29,0 26,0 25,1 23,1 22,1 20,2 19,3 17,4 16,4 14,5 13,6 11,8 10,9 9,10 8,11 6,13 6,14 5,15 4,17 3,19 2,20 2,22 1,23 1,25 0,26 0,28 0,30 0,31 0,33 0,34 0,36 0,38 0,40 1,41 1,43 2,44 2,46 3,47 4,49 5,50 6,52 6,53 8,55 9,56 10,57 11,58 13,60 14,61 16,62 17,62 19,63 20,64 22,65 23,65 25,65 26,66 29,66 30,67 31,67 33,67 36,67 37,67 38,66 41,66 42,65 44,65 45,65 47,64 48,63 50,62 51,62 52,61 54,60 56,58 57,57 58,56 59,55 60,53 61,52 62,50 63,49 64,47 65,46 65,44 66,43 66,41 67,40 67,38 68,36 68,34">
            <text:p/>
          </draw:polygon>
          <draw:polygon draw:style-name="gr6" draw:layer="layout" svg:width="0.067cm" svg:height="0.067cm" svg:x="1.666cm" svg:y="0.399cm" svg:viewBox="0 0 68 68" draw:points="68,33 68,32 68,30 67,28 67,26 66,25 66,23 65,22 65,20 64,19 63,17 62,16 62,14 60,13 59,11 58,10 57,9 56,8 54,7 53,5 51,5 50,4 48,3 47,2 45,2 43,1 42,1 41,0 38,0 36,0 35,0 34,0 31,0 30,0 28,0 26,0 25,1 23,1 22,2 20,2 19,3 17,4 15,5 14,5 13,7 11,8 9,9 9,10 8,11 7,13 5,14 4,16 4,17 2,19 2,20 1,22 1,23 1,25 0,26 0,28 0,30 0,32 0,33 0,35 0,37 0,39 0,41 1,42 1,44 1,45 2,47 2,48 4,50 4,51 5,53 7,54 8,56 9,57 9,58 11,59 13,60 14,62 15,62 17,63 19,64 20,65 22,65 23,66 25,66 26,67 28,67 30,68 31,68 34,68 35,68 36,68 38,67 41,67 42,66 43,66 45,65 47,65 48,64 50,63 51,62 53,62 54,60 56,59 57,58 58,57 59,56 60,54 62,53 62,51 63,50 64,48 65,47 65,45 66,44 66,42 67,41 67,39 68,37 68,35">
            <text:p/>
          </draw:polygon>
          <draw:polygon draw:style-name="gr7" draw:layer="layout" svg:width="0.067cm" svg:height="0.067cm" svg:x="1.65cm" svg:y="0.384cm" svg:viewBox="0 0 68 68" draw:points="68,34 68,32 68,30 67,28 67,26 66,25 66,23 65,22 65,20 64,19 63,17 62,16 62,14 60,13 59,11 58,10 57,9 56,8 54,7 53,5 51,5 50,4 48,3 47,2 45,2 44,1 42,1 41,0 38,0 37,0 35,0 34,0 31,0 30,0 28,0 26,0 25,1 23,1 22,2 20,2 19,3 17,4 16,5 14,5 13,7 11,8 10,9 9,10 8,11 7,13 5,14 4,16 4,17 3,19 2,20 1,22 0,23 0,25 0,26 0,28 0,30 0,32 0,34 0,35 0,37 0,39 0,41 0,42 0,44 1,45 2,47 3,48 4,50 4,51 5,53 7,54 8,56 9,57 10,58 11,59 13,60 14,62 16,62 17,63 19,64 20,65 22,65 23,66 25,66 26,67 28,67 30,68 31,68 34,68 35,68 37,68 38,67 41,67 42,66 44,66 45,65 47,65 48,64 50,63 51,62 53,62 54,60 56,59 57,58 58,57 59,56 60,54 62,53 62,51 63,50 64,48 65,47 65,45 66,44 66,42 67,41 67,39 68,37 68,35">
            <text:p/>
          </draw:polygon>
          <draw:polygon draw:style-name="gr6" draw:layer="layout" svg:width="0.067cm" svg:height="0.067cm" svg:x="1.666cm" svg:y="0.517cm" svg:viewBox="0 0 68 68" draw:points="68,33 68,32 68,30 67,28 67,26 66,25 66,23 65,22 65,20 64,19 63,17 62,16 62,14 60,13 59,11 58,10 57,9 56,8 54,7 53,5 51,5 50,4 48,3 47,2 45,2 43,1 42,1 41,0 38,0 36,0 35,0 34,0 31,0 30,0 28,0 26,0 25,1 23,1 22,2 20,2 19,3 17,4 15,5 14,5 13,7 11,8 9,9 9,10 8,11 7,13 5,14 4,16 4,17 2,19 2,20 1,22 1,23 1,25 0,26 0,28 0,30 0,32 0,33 0,35 0,37 0,39 0,41 1,42 1,44 1,45 2,47 2,48 4,50 4,51 5,53 7,54 8,56 9,57 9,58 11,59 13,60 14,62 15,62 17,63 19,64 20,65 22,65 23,66 25,66 26,67 28,67 30,68 31,68 34,68 35,68 36,68 38,67 41,67 42,66 43,66 45,65 47,65 48,64 50,63 51,62 53,62 54,60 56,59 57,58 58,57 59,56 60,54 62,53 62,51 63,50 64,48 65,47 65,45 66,44 66,42 67,41 67,39 68,37 68,35">
            <text:p/>
          </draw:polygon>
          <draw:polygon draw:style-name="gr7" draw:layer="layout" svg:width="0.067cm" svg:height="0.067cm" svg:x="1.65cm" svg:y="0.5cm" svg:viewBox="0 0 68 68" draw:points="68,34 68,31 68,30 67,28 67,26 66,25 66,23 65,22 65,20 64,19 63,17 62,15 62,14 60,13 59,11 58,10 57,9 56,8 54,7 53,5 51,4 50,4 48,3 47,2 45,1 44,1 42,1 41,0 38,0 37,0 35,0 34,0 31,0 30,0 28,0 26,0 25,1 23,1 22,1 20,2 19,3 17,4 16,4 14,5 13,7 11,8 10,9 9,10 8,11 7,13 5,14 4,15 4,17 3,19 2,20 1,22 0,23 0,25 0,26 0,28 0,30 0,31 0,34 0,35 0,37 0,38 0,41 0,42 0,44 1,45 2,47 3,48 4,50 4,51 5,53 7,54 8,56 9,57 10,58 11,59 13,60 14,62 16,62 17,63 19,64 20,65 22,66 23,66 25,66 26,67 28,67 30,68 31,68 34,68 35,68 37,68 38,67 41,67 42,66 44,66 45,66 47,65 48,64 50,63 51,62 53,62 54,60 56,59 57,58 58,57 59,56 60,54 62,53 62,51 63,50 64,48 65,47 65,45 66,44 66,42 67,41 67,38 68,37 68,35">
            <text:p/>
          </draw:polygon>
          <draw:polygon draw:style-name="gr6" draw:layer="layout" svg:width="0.067cm" svg:height="0.067cm" svg:x="1.666cm" svg:y="0.633cm" svg:viewBox="0 0 68 68" draw:points="68,34 68,31 68,30 67,28 67,26 66,25 66,23 65,22 65,20 64,19 63,17 62,15 62,14 60,13 59,11 58,10 57,9 56,8 54,7 53,5 51,4 50,4 48,3 47,2 45,1 43,1 42,1 41,0 38,0 36,0 35,0 34,0 31,0 30,0 28,0 26,0 25,1 23,1 22,1 20,2 19,3 17,4 15,4 14,5 13,7 11,8 9,9 9,10 8,11 7,13 5,14 4,15 4,17 2,19 2,20 1,22 1,23 1,25 0,26 0,28 0,30 0,31 0,34 0,35 0,37 0,38 0,41 1,42 1,44 1,45 2,47 2,48 4,50 4,51 5,53 7,54 8,56 9,57 9,58 11,59 13,60 14,62 15,62 17,63 19,64 20,65 22,65 23,66 25,66 26,67 28,67 30,68 31,68 34,68 35,68 36,68 38,67 41,67 42,66 43,66 45,65 47,65 48,64 50,63 51,62 53,62 54,60 56,59 57,58 58,57 59,56 60,54 62,53 62,51 63,50 64,48 65,47 65,45 66,44 66,42 67,41 67,38 68,37 68,35">
            <text:p/>
          </draw:polygon>
          <draw:polygon draw:style-name="gr7" draw:layer="layout" svg:width="0.067cm" svg:height="0.067cm" svg:x="1.65cm" svg:y="0.617cm" svg:viewBox="0 0 68 68" draw:points="68,34 68,32 68,30 67,28 67,26 66,25 66,23 65,22 65,20 64,19 63,17 62,16 62,14 60,13 59,11 58,10 57,9 56,8 54,7 53,5 51,5 50,4 48,3 47,2 45,1 44,1 42,1 41,0 38,0 37,0 35,0 34,0 31,0 30,0 28,0 26,0 25,1 23,1 22,1 20,2 19,3 17,4 16,5 14,5 13,7 11,8 10,9 9,10 8,11 7,13 5,14 4,16 4,17 3,19 2,20 1,22 0,23 0,25 0,26 0,28 0,30 0,32 0,34 0,36 0,37 0,39 0,41 0,42 0,44 1,45 2,47 3,48 4,50 4,51 5,53 7,54 8,56 9,57 10,58 11,59 13,60 14,62 16,63 17,63 19,64 20,65 22,66 23,66 25,66 26,67 28,67 30,68 31,68 34,68 35,68 37,68 38,67 41,67 42,66 44,66 45,66 47,65 48,64 50,63 51,63 53,62 54,60 56,59 57,58 58,57 59,56 60,54 62,53 62,51 63,50 64,48 65,47 65,45 66,44 66,42 67,41 67,39 68,37 68,36">
            <text:p/>
          </draw:polygon>
          <draw:polygon draw:style-name="gr6" draw:layer="layout" svg:width="0.067cm" svg:height="0.067cm" svg:x="1.666cm" svg:y="0.75cm" svg:viewBox="0 0 68 68" draw:points="68,34 68,32 68,30 67,28 67,26 66,25 66,23 65,22 65,20 64,19 63,17 62,16 62,14 60,13 59,11 58,10 57,9 56,8 54,7 53,5 51,5 50,4 48,3 47,2 45,1 43,1 42,1 41,0 38,0 36,0 35,0 34,0 31,0 30,0 28,0 26,0 25,1 23,1 22,1 20,2 19,3 17,4 15,5 14,5 13,7 11,8 9,9 9,10 8,11 7,13 5,14 4,16 4,17 2,19 2,20 1,22 1,23 1,25 0,26 0,28 0,30 0,32 0,34 0,36 0,37 0,39 0,41 1,42 1,44 1,45 2,47 2,48 4,50 4,51 5,53 7,54 8,56 9,57 9,58 11,59 13,60 14,62 15,63 17,63 19,64 20,65 22,66 23,66 25,66 26,67 28,67 30,68 31,68 34,68 35,68 36,68 38,67 41,67 42,66 43,66 45,66 47,65 48,64 50,63 51,63 53,62 54,60 56,59 57,58 58,57 59,56 60,54 62,53 62,51 63,50 64,48 65,47 65,45 66,44 66,42 67,41 67,39 68,37 68,36">
            <text:p/>
          </draw:polygon>
          <draw:polygon draw:style-name="gr7" draw:layer="layout" svg:width="0.067cm" svg:height="0.067cm" svg:x="1.65cm" svg:y="0.734cm" svg:viewBox="0 0 68 68" draw:points="68,34 68,32 68,30 67,29 67,26 66,25 66,23 65,22 65,20 64,19 63,17 62,16 62,14 60,13 59,11 58,10 57,9 56,8 54,7 53,5 51,5 50,4 48,3 47,2 45,2 44,1 42,1 41,0 38,0 37,0 35,0 34,0 31,0 30,0 28,0 26,0 25,1 23,1 22,2 20,2 19,3 17,4 16,5 14,5 13,7 11,8 10,9 9,10 8,11 7,13 5,14 4,16 4,17 3,19 2,20 1,22 0,23 0,25 0,26 0,29 0,30 0,32 0,34 0,36 0,37 0,39 0,41 0,42 0,44 1,45 2,47 3,48 4,50 4,52 5,53 7,54 8,56 9,57 10,58 11,59 13,60 14,62 16,63 17,63 19,64 20,65 22,66 23,66 25,66 26,67 28,67 30,68 31,68 34,68 35,68 37,68 38,67 41,67 42,66 44,66 45,66 47,65 48,64 50,63 51,63 53,62 54,60 56,59 57,58 58,57 59,56 60,54 62,53 62,52 63,50 64,48 65,47 65,45 66,44 66,42 67,41 67,39 68,37 68,36">
            <text:p/>
          </draw:polygon>
          <draw:polygon draw:style-name="gr6" draw:layer="layout" svg:width="0.067cm" svg:height="0.067cm" svg:x="1.666cm" svg:y="0.866cm" svg:viewBox="0 0 68 68" draw:points="68,33 68,32 68,30 67,28 67,26 66,25 66,23 65,22 65,20 64,19 63,17 62,16 62,14 60,13 59,11 58,10 57,9 56,8 54,7 53,5 51,5 50,4 48,3 47,2 45,2 43,1 42,1 41,0 38,0 36,0 35,0 34,0 31,0 30,0 28,0 26,0 25,1 23,1 22,2 20,2 19,3 17,4 15,5 14,5 13,7 11,8 9,9 9,10 8,11 7,13 5,14 4,16 4,17 2,19 2,20 1,22 1,23 1,25 0,26 0,28 0,30 0,32 0,33 0,35 0,37 0,39 0,41 1,42 1,44 1,45 2,47 2,48 4,50 4,51 5,53 7,54 8,56 9,57 9,58 11,59 13,60 14,62 15,62 17,63 19,64 20,65 22,65 23,66 25,66 26,67 28,67 30,68 31,68 34,68 35,68 36,68 38,67 41,67 42,66 43,66 45,65 47,65 48,64 50,63 51,62 53,62 54,60 56,59 57,58 58,57 59,56 60,54 62,53 62,51 63,50 64,48 65,47 65,45 66,44 66,42 67,41 67,39 68,37 68,35">
            <text:p/>
          </draw:polygon>
          <draw:polygon draw:style-name="gr7" draw:layer="layout" svg:width="0.067cm" svg:height="0.067cm" svg:x="1.65cm" svg:y="0.85cm" svg:viewBox="0 0 68 68" draw:points="68,34 68,32 68,30 67,28 67,26 66,25 66,23 65,22 65,20 64,19 63,17 62,16 62,14 60,13 59,11 58,10 57,9 56,8 54,7 53,5 51,5 50,4 48,3 47,2 45,2 44,1 42,1 41,0 38,0 37,0 35,0 34,0 31,0 30,0 28,0 26,0 25,1 23,1 22,2 20,2 19,3 17,4 16,5 14,5 13,7 11,8 10,9 9,10 8,11 7,13 5,14 4,16 4,17 3,19 2,20 1,22 0,23 0,25 0,26 0,28 0,30 0,32 0,34 0,35 0,37 0,39 0,41 0,42 0,44 1,45 2,47 3,48 4,50 4,51 5,53 7,54 8,56 9,57 10,58 11,59 13,60 14,62 16,62 17,63 19,64 20,65 22,65 23,66 25,66 26,67 28,67 30,68 31,68 34,68 35,68 37,68 38,67 41,67 42,66 44,66 45,65 47,65 48,64 50,63 51,62 53,62 54,60 56,59 57,58 58,57 59,56 60,54 62,53 62,51 63,50 64,48 65,47 65,45 66,44 66,42 67,41 67,39 68,37 68,35">
            <text:p/>
          </draw:polygon>
          <draw:polygon draw:style-name="gr6" draw:layer="layout" svg:width="0.067cm" svg:height="0.066cm" svg:x="1.666cm" svg:y="0.984cm" svg:viewBox="0 0 68 67" draw:points="68,33 68,31 68,30 67,28 67,27 66,25 66,23 65,21 65,19 64,18 63,17 62,15 62,14 60,12 59,11 58,10 57,9 56,8 54,7 53,5 51,5 50,4 48,3 47,2 45,2 43,1 42,1 41,0 38,0 36,0 35,0 34,0 31,0 30,0 28,0 26,0 25,1 23,1 22,2 20,2 19,3 17,4 15,5 14,5 13,7 11,8 9,9 9,10 8,11 7,12 5,14 4,15 4,17 2,18 2,19 1,21 1,23 1,25 0,27 0,28 0,30 0,31 0,33 0,35 0,36 0,38 0,39 1,41 1,43 1,45 2,47 2,48 4,49 4,51 5,52 7,54 8,55 9,56 9,57 11,58 13,59 14,61 15,61 17,62 19,63 20,64 22,64 23,65 25,65 26,66 28,66 30,67 31,67 34,67 35,67 36,67 38,66 41,66 42,65 43,65 45,64 47,64 48,63 50,62 51,61 53,61 54,59 56,58 57,57 58,56 59,55 60,54 62,52 62,51 63,49 64,48 65,47 65,45 66,43 66,41 67,39 67,38 68,36 68,35">
            <text:p/>
          </draw:polygon>
          <draw:polygon draw:style-name="gr7" draw:layer="layout" svg:width="0.067cm" svg:height="0.066cm" svg:x="1.65cm" svg:y="0.967cm" svg:viewBox="0 0 68 67" draw:points="68,33 68,31 68,30 67,28 67,26 66,25 66,23 65,22 65,20 64,19 63,17 62,15 62,14 60,13 59,11 58,10 57,9 56,8 54,6 53,5 51,4 50,4 48,3 47,2 45,1 44,1 42,1 41,0 38,0 37,0 35,0 34,0 31,0 30,0 28,0 26,0 25,1 23,1 22,1 20,2 19,3 17,4 16,4 14,5 13,6 11,8 10,9 9,10 8,11 7,13 5,14 4,15 4,17 3,19 2,20 1,22 0,23 0,25 0,26 0,28 0,30 0,31 0,33 0,34 0,36 0,38 0,40 0,41 0,43 1,44 2,46 3,47 4,49 4,50 5,52 7,53 8,55 9,56 10,57 11,58 13,60 14,61 16,62 17,62 19,63 20,64 22,65 23,65 25,65 26,66 28,66 30,67 31,67 34,67 35,67 37,67 38,66 41,66 42,65 44,65 45,65 47,64 48,63 50,62 51,62 53,61 54,60 56,58 57,57 58,56 59,55 60,53 62,52 62,50 63,49 64,47 65,46 65,44 66,43 66,41 67,40 67,38 68,36 68,34">
            <text:p/>
          </draw:polygon>
          <draw:line draw:style-name="gr5" draw:layer="layout" svg:x1="0.333cm" svg:y1="2.001cm" svg:x2="0.333cm" svg:y2="0.284cm">
            <text:p/>
          </draw:line>
          <draw:line draw:style-name="gr5" draw:layer="layout" svg:x1="0.633cm" svg:y1="2.001cm" svg:x2="0.633cm" svg:y2="0.284cm">
            <text:p/>
          </draw:line>
          <draw:line draw:style-name="gr5" draw:layer="layout" svg:x1="0.934cm" svg:y1="2.001cm" svg:x2="0.934cm" svg:y2="0.284cm">
            <text:p/>
          </draw:line>
          <draw:line draw:style-name="gr5" draw:layer="layout" svg:x1="1.233cm" svg:y1="2.001cm" svg:x2="1.233cm" svg:y2="0.284cm">
            <text:p/>
          </draw:line>
          <draw:line draw:style-name="gr5" draw:layer="layout" svg:x1="1.533cm" svg:y1="2.001cm" svg:x2="1.533cm" svg:y2="0.28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ONET MUX</dc:title>
    <meta:creation-date>2011-02-07T16:33:56</meta:creation-date>
    <meta:editing-duration>P0D</meta:editing-duration>
    <meta:editing-cycles>1</meta:editing-cycles>
    <meta:document-statistic meta:object-count="37"/>
    <meta:generator>OpenOffice.org/3.3$Linux OpenOffice.org_project/330m20$Build-9567</meta:generator>
  </office:meta>
</office:document-meta>
</file>